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EGA JIMENEZ EVA JULIET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51912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84641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EGA JIMENEZ EVA JULIET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5191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84641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7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09/2021</text:p>
          </table:table-cell>
          <table:table-cell table:style-name="Tabla2.A3" office:value-type="string">
            <text:p text:style-name="P22">2505546</text:p>
          </table:table-cell>
          <table:table-cell table:style-name="Tabla2.D3" office:value-type="string">
            <text:p text:style-name="P23">72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1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22:59:5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